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6.1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/>
          <table:table-cell office:value-type="string" calcext:value-type="string">
            <text:p>Coverage</text:p>
          </table:table-cell>
          <table:table-cell office:value-type="string" calcext:value-type="string">
            <text:p>Inputs of Kilobytes</text:p>
          </table:table-cell>
          <table:table-cell office:value-type="string" calcext:value-type="string">
            <text:p>Iterations per second</text:p>
          </table:table-cell>
          <table:table-cell office:value-type="string" calcext:value-type="string">
            <text:p>Memory consumption (Mb)</text:p>
          </table:table-cell>
        </table:table-row>
        <table:table-row table:style-name="ro1">
          <table:table-cell office:value-type="string" calcext:value-type="string">
            <text:p>No corpu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687/64</text:p>
          </table:table-cell>
          <table:table-cell office:value-type="float" office:value="83369" calcext:value-type="float">
            <text:p>8336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Corpus №1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582/126</text:p>
          </table:table-cell>
          <table:table-cell office:value-type="float" office:value="50013" calcext:value-type="float">
            <text:p>500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Corpus №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764/78</text:p>
          </table:table-cell>
          <table:table-cell office:value-type="float" office:value="62517" calcext:value-type="float">
            <text:p>6251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Corpus №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601/2551</text:p>
          </table:table-cell>
          <table:table-cell office:value-type="float" office:value="5464" calcext:value-type="float">
            <text:p>546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Corpus №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569/175</text:p>
          </table:table-cell>
          <table:table-cell office:value-type="float" office:value="40022" calcext:value-type="float">
            <text:p>4002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Corpus №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603/61</text:p>
          </table:table-cell>
          <table:table-cell office:value-type="float" office:value="23812" calcext:value-type="float">
            <text:p>23812</text:p>
          </table:table-cell>
          <table:table-cell office:value-type="float" office:value="169" calcext:value-type="float">
            <text:p>1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5:04:18.898573387</meta:creation-date>
    <dc:date>2024-06-13T15:10:25.496526644</dc:date>
    <meta:editing-duration>PT6M6S</meta:editing-duration>
    <meta:editing-cycles>2</meta:editing-cycles>
    <meta:generator>LibreOffice/7.3.7.2$Linux_X86_64 LibreOffice_project/30$Build-2</meta:generator>
    <meta:document-statistic meta:table-count="1" meta:cell-count="34" meta:object-count="0"/>
  </office:meta>
</office:document-meta>
</file>